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sorb Bulb</text:p>
          </table:table-cell>
          <table:table-cell office:value-type="string" calcext:value-type="string">
            <text:p>Held Item</text:p>
          </table:table-cell>
          <table:table-cell table:number-columns-repeated="2"/>
          <table:table-cell office:value-type="string" calcext:value-type="string">
            <text:p>Categories:</text:p>
          </table:table-cell>
        </table:table-row>
        <table:table-row table:style-name="ro1">
          <table:table-cell office:value-type="string" calcext:value-type="string">
            <text:p>Acro Bike</text:p>
          </table:table-cell>
          <table:table-cell office:value-type="string" calcext:value-type="string">
            <text:p>Key Item</text:p>
          </table:table-cell>
          <table:table-cell table:number-columns-repeated="2"/>
          <table:table-cell office:value-type="string" calcext:value-type="string">
            <text:p>Held Item</text:p>
          </table:table-cell>
        </table:table-row>
        <table:table-row table:style-name="ro1">
          <table:table-cell office:value-type="string" calcext:value-type="string">
            <text:p>Adamant Orb</text:p>
          </table:table-cell>
          <table:table-cell office:value-type="string" calcext:value-type="string">
            <text:p>Held Item</text:p>
          </table:table-cell>
          <table:table-cell table:number-columns-repeated="2"/>
          <table:table-cell office:value-type="string" calcext:value-type="string">
            <text:p>Miscellaneous Item</text:p>
          </table:table-cell>
        </table:table-row>
        <table:table-row table:style-name="ro1">
          <table:table-cell office:value-type="string" calcext:value-type="string">
            <text:p>Aguav Berry</text:p>
          </table:table-cell>
          <table:table-cell office:value-type="string" calcext:value-type="string">
            <text:p>Berry</text:p>
          </table:table-cell>
          <table:table-cell table:number-columns-repeated="2"/>
          <table:table-cell office:value-type="string" calcext:value-type="string">
            <text:p>Held Evolutionary Item</text:p>
          </table:table-cell>
        </table:table-row>
        <table:table-row table:style-name="ro1">
          <table:table-cell office:value-type="string" calcext:value-type="string">
            <text:p>Air Balloon</text:p>
          </table:table-cell>
          <table:table-cell office:value-type="string" calcext:value-type="string">
            <text:p>Held Item</text:p>
          </table:table-cell>
          <table:table-cell table:number-columns-repeated="2"/>
          <table:table-cell office:value-type="string" calcext:value-type="string">
            <text:p>Key Item</text:p>
          </table:table-cell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Mail</text:p>
          </table:table-cell>
          <table:table-cell table:number-columns-repeated="2"/>
          <table:table-cell office:value-type="string" calcext:value-type="string">
            <text:p>Vitamin</text:p>
          </table:table-cell>
        </table:table-row>
        <table:table-row table:style-name="ro1">
          <table:table-cell office:value-type="string" calcext:value-type="string">
            <text:p>Amulet Coin</text:p>
          </table:table-cell>
          <table:table-cell office:value-type="string" calcext:value-type="string">
            <text:p>Held Item</text:p>
          </table:table-cell>
          <table:table-cell table:number-columns-repeated="2"/>
          <table:table-cell office:value-type="string" calcext:value-type="string">
            <text:p>Battle Item</text:p>
          </table:table-cell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Medicine</text:p>
          </table:table-cell>
          <table:table-cell table:number-columns-repeated="2"/>
          <table:table-cell office:value-type="string" calcext:value-type="string">
            <text:p>Berry</text:p>
          </table:table-cell>
        </table:table-row>
        <table:table-row table:style-name="ro1">
          <table:table-cell office:value-type="string" calcext:value-type="string">
            <text:p>Apicot Berry</text:p>
          </table:table-cell>
          <table:table-cell office:value-type="string" calcext:value-type="string">
            <text:p>Berry</text:p>
          </table:table-cell>
          <table:table-cell table:number-columns-repeated="2"/>
          <table:table-cell office:value-type="string" calcext:value-type="string">
            <text:p>Pokeball</text:p>
          </table:table-cell>
        </table:table-row>
        <table:table-row table:style-name="ro1">
          <table:table-cell office:value-type="string" calcext:value-type="string">
            <text:p>Apricorn Box</text:p>
          </table:table-cell>
          <table:table-cell office:value-type="string" calcext:value-type="string">
            <text:p>Key Item</text:p>
          </table:table-cell>
          <table:table-cell table:number-columns-repeated="2"/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Armor Fossil</text:p>
          </table:table-cell>
          <table:table-cell office:value-type="string" calcext:value-type="string">
            <text:p>Fossil</text:p>
          </table:table-cell>
          <table:table-cell table:number-columns-repeated="2"/>
          <table:table-cell office:value-type="string" calcext:value-type="string">
            <text:p>Evolutionary Item</text:p>
          </table:table-cell>
        </table:table-row>
        <table:table-row table:style-name="ro1">
          <table:table-cell office:value-type="string" calcext:value-type="string">
            <text:p>Aspear Berry</text:p>
          </table:table-cell>
          <table:table-cell office:value-type="string" calcext:value-type="string">
            <text:p>Berry</text:p>
          </table:table-cell>
          <table:table-cell table:number-columns-repeated="2"/>
          <table:table-cell office:value-type="string" calcext:value-type="string">
            <text:p>Medicine</text:p>
          </table:table-cell>
        </table:table-row>
        <table:table-row table:style-name="ro1">
          <table:table-cell office:value-type="string" calcext:value-type="string">
            <text:p>Aurora Ticket</text:p>
          </table:table-cell>
          <table:table-cell office:value-type="string" calcext:value-type="string">
            <text:p>Key Item</text:p>
          </table:table-cell>
          <table:table-cell table:number-columns-repeated="2"/>
          <table:table-cell office:value-type="string" calcext:value-type="string">
            <text:p>Fossil</text:p>
          </table:table-cell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 Flut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iri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mMushroom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ment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d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ue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 Juice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 Pot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 Pouch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serk Gen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Mushroom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Nugget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Pear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Roo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ke Vouch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ding Band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d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ter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Bel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Flut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Sludg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Glasses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Car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Flut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Orb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Scarf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Shard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Sky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k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ck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ck Piec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Mail D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Mail M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Mail S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Mail T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Mail V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 Powder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 Driv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t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iacone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 Battery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ti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o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an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l Driv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ce Band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ce Scarf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ce Specs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ple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se Tag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 Bell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r Wing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 Cas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bur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 Shard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st Pas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ress Machin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n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on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ap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 Rock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Ston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 Card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seascale</text:p>
          </table:table-cell>
          <table:table-cell office:value-type="string" calcext:value-type="string">
            <text:p>Held 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seatooth</text:p>
          </table:table-cell>
          <table:table-cell office:value-type="string" calcext:value-type="string">
            <text:p>Held 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 Kno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Good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Scop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Battle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ty Handkerchief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A Splicer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e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se Driv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sing Machin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co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 Fang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 Skull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ke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m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m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ious Disc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in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th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 Car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ject Button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rizer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xir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 Root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Powder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gm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gma Ston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on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on Ticket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ston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ioli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.Al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.Shar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t Bel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er Kit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b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me Check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hion Cas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ored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hting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y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t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e O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e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at Ston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er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ffy Tai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Band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Sash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gotten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nd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 Sound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 Ball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ctic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lon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ius Wing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tter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 Goggle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 Leaf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 Teeth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 Ro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eous Box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cidea Flow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ss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Scarf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Shard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t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p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 Claw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seous O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nd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Battle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an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bor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 Ston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 Powder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 Wing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Rock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x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dew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pap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icle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y Rock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quiry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ct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 Ball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find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boc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de Orb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w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ib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bi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psy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ging Tail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sat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va Cookie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overs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pp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rty Pas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chi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e O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t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Ball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ton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ke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eBlue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 Capsul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t Sack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ve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vely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Egg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Punch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ar Wing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re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strous O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ury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 Bik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ine Part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o Brac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ma Embl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marizer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o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ost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Elixir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Ether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Revive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h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al Box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 Car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l He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Held 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Powder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orit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le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 Seed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ge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ph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aic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cle Wing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tery Egg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tery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tic Water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ticticket [1]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b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erMeltIc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el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 Box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k's Lett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k's Parcel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c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Key Itemston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Amber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Char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Gateau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Ro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Sea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al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 Pa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mtre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cel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lyz Heal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Orb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ho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ap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rl String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ch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im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y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 Albu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ap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k Bow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k Scarf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ma Car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me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ffin Cas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t Car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Ba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é Bea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é Rada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é Toy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éBlock Cas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éflut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kadot Bow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eg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rait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 Ja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Ankle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Band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Bel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Bracer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He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ns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Weigh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 Max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ier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tty Wing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sm Scal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 Cas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or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Cure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Cure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e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ot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Claw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Powder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ut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geCandyBar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bow Pas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bow Wing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re Bon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st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 Claw</text:p>
          </table:table-cell>
          <table:table-cell office:value-type="string" calcext:value-type="string">
            <text:p>Held 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 Fang</text:p>
          </table:table-cell>
          <table:table-cell office:value-type="string" calcext:value-type="string">
            <text:p>Held 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z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per Cloth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ard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hain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lut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Orb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Scal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Scarf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Shard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ng Mirro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c Band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c Copper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c Crow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c Gold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c Silver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c Statu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c Vas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eat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y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 Wing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o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val Herb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do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 Targe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m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y Helmet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t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 Char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ap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VP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le Book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S.Ticket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 Ash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ari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c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n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 Lens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 Bag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 Cas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Potion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p Beak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d Shell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Bell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ing Char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al Salt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al Shel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 Driv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c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ph Scop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Leaf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Wing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Powder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rus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ull Fossil</text:p>
          </table:table-cell>
          <table:table-cell office:value-type="string" calcext:value-type="string">
            <text:p>Fos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pokeTail [4][5]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ke Ball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oth Rock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 Sand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ot Sack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othe Bell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Dew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l Tag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on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ash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oky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t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yduck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irtbottl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Piec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dust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f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y Ba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age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te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Rod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f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t Heart</text:p>
          </table:table-cell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ft Wing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 Cas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to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a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chy TV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ks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ck Clu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l Bell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Mushroom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 Map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xic O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xic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 Pass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pic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stedSpoon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Pok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wn Report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Grad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 Record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 Seek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can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lmer Pail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Gem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Evolutionar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mel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 Incens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pear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 Flut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 Herb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e Glasses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 Mail</text:p>
          </table:table-cell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 Key Item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Battle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Battle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Defend</text:p>
          </table:table-cell>
          <table:table-cell office:value-type="string" calcext:value-type="string">
            <text:p>Battle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Sp.Def</text:p>
          </table:table-cell>
          <table:table-cell office:value-type="string" calcext:value-type="string">
            <text:p>Battle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Battle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Battle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ransceiver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che Berry</text:p>
          </table:table-cell>
          <table:table-cell office:value-type="string" calcext:value-type="string">
            <text:p>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 Flute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 Scarf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 Shard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Miscellaneo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p Plate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Vit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Held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garde Cube</text:p>
          </table:table-cell>
          <table:table-cell office:value-type="string" calcext:value-type="string">
            <text:p>Key Ite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21:44:09.617439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0:53:31.989614141</meta:creation-date>
    <dc:date>2020-07-18T21:50:24.791428530</dc:date>
    <meta:editing-duration>PT17M4S</meta:editing-duration>
    <meta:editing-cycles>6</meta:editing-cycles>
    <meta:generator>LibreOffice/6.4.4.2$Linux_X86_64 LibreOffice_project/40$Build-2</meta:generator>
    <meta:document-statistic meta:table-count="1" meta:cell-count="1125" meta:object-count="0"/>
  </office:meta>
</office:document-meta>
</file>